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10000006CDFAC4C48D4B2CD8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50621a" style:font-size-asian="14pt" style:font-weight-asian="bold" style:font-size-complex="14pt" style:font-weight-complex="bold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54e3e0"/>
    </style:style>
    <style:style style:name="P12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6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7" style:family="paragraph" style:parent-style-name="Table_20_Contents">
      <style:text-properties officeooo:rsid="003dc3a6" officeooo:paragraph-rsid="003dc3a6"/>
    </style:style>
    <style:style style:name="P18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9" style:family="paragraph" style:parent-style-name="Table_20_Contents">
      <style:text-properties officeooo:rsid="003e6aee" officeooo:paragraph-rsid="003e6aee"/>
    </style:style>
    <style:style style:name="P20" style:family="paragraph" style:parent-style-name="Table_20_Contents">
      <style:text-properties officeooo:rsid="003ead6c" officeooo:paragraph-rsid="003ead6c"/>
    </style:style>
    <style:style style:name="P21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2" style:family="paragraph" style:parent-style-name="Table_20_Contents">
      <style:text-properties officeooo:rsid="00403451" officeooo:paragraph-rsid="00403451"/>
    </style:style>
    <style:style style:name="P23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4" style:family="paragraph" style:parent-style-name="Table_20_Contents">
      <style:text-properties officeooo:rsid="0050621a" officeooo:paragraph-rsid="0050621a"/>
    </style:style>
    <style:style style:name="P25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6" style:family="paragraph" style:parent-style-name="Standard">
      <style:text-properties officeooo:paragraph-rsid="001c2594"/>
    </style:style>
    <style:style style:name="P27" style:family="paragraph" style:parent-style-name="Standard">
      <style:text-properties officeooo:rsid="002453de" officeooo:paragraph-rsid="002453de"/>
    </style:style>
    <style:style style:name="P28" style:family="paragraph" style:parent-style-name="Standard">
      <style:text-properties officeooo:rsid="002a022a" officeooo:paragraph-rsid="002a022a"/>
    </style:style>
    <style:style style:name="P29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30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3" style:family="paragraph" style:parent-style-name="Standard">
      <style:text-properties officeooo:rsid="004a2a44" officeooo:paragraph-rsid="004a2a44"/>
    </style:style>
    <style:style style:name="P34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7" style:family="paragraph" style:parent-style-name="Standard" style:list-style-name="L1"/>
    <style:style style:name="P38" style:family="paragraph" style:parent-style-name="Standard" style:list-style-name="L1">
      <style:text-properties style:font-name="Times New Roman1" officeooo:rsid="0061da82" officeooo:paragraph-rsid="00524856"/>
    </style:style>
    <style:style style:name="P39" style:family="paragraph" style:parent-style-name="Standard" style:list-style-name="L1">
      <style:text-properties style:font-name="Times New Roman1"/>
    </style:style>
    <style:style style:name="P40" style:family="paragraph" style:parent-style-name="Standard" style:master-page-name="StdPortrait">
      <style:paragraph-properties style:page-number="auto"/>
    </style:style>
    <style:style style:name="P41" style:family="paragraph" style:parent-style-name="Heading_20_1">
      <style:text-properties officeooo:rsid="002a022a" officeooo:paragraph-rsid="002a022a"/>
    </style:style>
    <style:style style:name="P42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43" style:family="paragraph" style:parent-style-name="Heading_20_1" style:master-page-name="First_20_Page">
      <style:paragraph-properties style:page-number="auto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 style:list-style-name="">
      <style:paragraph-properties fo:orphans="2" fo:widows="2"/>
    </style:style>
    <style:style style:name="P46" style:family="paragraph" style:parent-style-name="Heading_20_2">
      <style:paragraph-properties fo:break-before="page"/>
    </style:style>
    <style:style style:name="P47" style:family="paragraph">
      <style:paragraph-properties style:writing-mode="lr-tb"/>
    </style:style>
    <style:style style:name="P48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7" style:family="text">
      <style:text-properties style:use-window-font-color="true" style:font-name="Times New Roman" fo:font-size="8pt" fo:language="en" fo:country="US" officeooo:rsid="002f173a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officeooo:rsid="003a0848"/>
    </style:style>
    <style:style style:name="T11" style:family="text">
      <style:text-properties officeooo:rsid="003e6aee"/>
    </style:style>
    <style:style style:name="T12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officeooo:rsid="00524856"/>
    </style:style>
    <style:style style:name="T24" style:family="text">
      <style:text-properties officeooo:rsid="0061e852"/>
    </style:style>
    <style:style style:name="T2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7745328" text:id="ct57745328">
          <text:insertion>
            <office:change-info>
              <dc:creator>Stuart Baker</dc:creator>
              <dc:date>2019-02-23T16:57:00</dc:date>
            </office:change-info>
          </text:insertion>
        </text:changed-region>
        <text:changed-region xml:id="ct57732160" text:id="ct57732160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57474592" text:id="ct57474592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56936576" text:id="ct56936576">
          <text:insertion>
            <office:change-info>
              <dc:creator>Stuart Baker</dc:creator>
              <dc:date>2019-02-23T16:36:00</dc:date>
            </office:change-info>
          </text:insertion>
        </text:changed-region>
        <text:changed-region xml:id="ct56012288" text:id="ct56012288">
          <text:insertion>
            <office:change-info>
              <dc:creator>Stuart Baker</dc:creator>
              <dc:date>2019-02-23T16:37:00</dc:date>
            </office:change-info>
          </text:insertion>
        </text:changed-region>
        <text:changed-region xml:id="ct57735616" text:id="ct57735616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55406576" text:id="ct55406576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55411680" text:id="ct55411680">
          <text:insertion>
            <office:change-info>
              <dc:creator>Stuart Baker</dc:creator>
              <dc:date>2019-02-23T16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Introduction (Informative)</text:h>
      <text:p text:style-name="Standard">This <text:span text:style-name="T17">s</text:span><text:span text:style-name="T8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41" text:outline-level="1">Intended use (Informative)</text:h>
      <text:p text:style-name="P28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References and Context <text:span text:style-name="T18">(Normative</text:span>)</text:h>
      <text:p text:style-name="Standard">This S<text:span text:style-name="T8">tandard</text:span> is in the context of the following OpenLCB Standards:</text:p>
      <text:list xml:id="list1293877980650471128" text:style-name="L1">
        <text:list-item>
          <text:p text:style-name="P38"><text:change-start text:change-id="ct57745328"/>The CAN Physical <text:span text:style-name="T24">Layer </text:span>Standard, which <text:span text:style-name="T24">specifies the physical layer for transporting OpenLCB-CAN frames</text:span></text:p>
        </text:list-item>
        <text:list-item>
          <text:p text:style-name="P39"><text:change-end text:change-id="ct57745328"/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37">The Event Transport Standard, which defines the protocol for transporting events.</text:p>
        </text:list-item>
        <text:list-item>
          <text:p text:style-name="P37">The Unique Identifiers Standard w<text:span text:style-name="T20">hi</text:span>ch defines the format and allocation of unique 48-bit identifiers.</text:p>
        </text:list-item>
      </text:list>
      <text:h text:style-name="Heading_20_1" text:outline-level="1">Format <text:span text:style-name="T21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6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42" text:outline-level="1"/>
      <text:h text:style-name="P44" text:outline-level="1">Allocation <text:span text:style-name="T21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3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3">Suffix</text:p>
          </table:table-cell>
          <table:covered-table-cell/>
          <table:table-cell table:style-name="Table5.I1" table:number-rows-spanned="2" office:value-type="string">
            <text:p text:style-name="P13">Description</text:p>
          </table:table-cell>
        </table:table-row>
        <table:table-row table:style-name="Table5.1">
          <table:table-cell table:style-name="Table5.A2" office:value-type="string">
            <text:p text:style-name="P13">Byte 1</text:p>
          </table:table-cell>
          <table:table-cell table:style-name="Table5.A2" office:value-type="string">
            <text:p text:style-name="P13">Byte 2</text:p>
          </table:table-cell>
          <table:table-cell table:style-name="Table5.A2" office:value-type="string">
            <text:p text:style-name="P13">Byte 3</text:p>
          </table:table-cell>
          <table:table-cell table:style-name="Table5.A2" office:value-type="string">
            <text:p text:style-name="P13">Byte 4</text:p>
          </table:table-cell>
          <table:table-cell table:style-name="Table5.A2" office:value-type="string">
            <text:p text:style-name="P13">Byte 5</text:p>
          </table:table-cell>
          <table:table-cell table:style-name="Table5.A2" office:value-type="string">
            <text:p text:style-name="P13">Byte 6</text:p>
          </table:table-cell>
          <table:table-cell table:style-name="Table5.A2" office:value-type="string">
            <text:p text:style-name="P13">Byte 7</text:p>
          </table:table-cell>
          <table:table-cell table:style-name="Table5.A2" office:value-type="string">
            <text:p text:style-name="P13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4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4">*</text:p>
          </table:table-cell>
          <table:table-cell table:style-name="Table5.H3" office:value-type="string">
            <text:p text:style-name="P14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46" text:outline-level="2">Well-Known Automatically-Routed</text:h>
      <text:p text:style-name="P27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3">Suffix</text:p>
            </table:table-cell>
            <table:covered-table-cell/>
            <table:table-cell table:style-name="Table2.I1" table:number-rows-spanned="2" office:value-type="string">
              <text:p text:style-name="P13">Description</text:p>
            </table:table-cell>
          </table:table-row>
          <table:table-row table:style-name="Table2.1">
            <table:table-cell table:style-name="Table2.A2" office:value-type="string">
              <text:p text:style-name="P13">Byte 1</text:p>
            </table:table-cell>
            <table:table-cell table:style-name="Table2.A2" office:value-type="string">
              <text:p text:style-name="P13">Byte 2</text:p>
            </table:table-cell>
            <table:table-cell table:style-name="Table2.A2" office:value-type="string">
              <text:p text:style-name="P13">Byte 3</text:p>
            </table:table-cell>
            <table:table-cell table:style-name="Table2.A2" office:value-type="string">
              <text:p text:style-name="P13">Byte 4</text:p>
            </table:table-cell>
            <table:table-cell table:style-name="Table2.A2" office:value-type="string">
              <text:p text:style-name="P13">Byte 5</text:p>
            </table:table-cell>
            <table:table-cell table:style-name="Table2.A2" office:value-type="string">
              <text:p text:style-name="P13">Byte 6</text:p>
            </table:table-cell>
            <table:table-cell table:style-name="Table2.A2" office:value-type="string">
              <text:p text:style-name="P13">Byte 7</text:p>
            </table:table-cell>
            <table:table-cell table:style-name="Table2.A2" office:value-type="string">
              <text:p text:style-name="P13">Byte 8</text:p>
            </table:table-cell>
            <table:covered-table-cell/>
          </table:table-row>
          <table:table-row table:style-name="Table2.3">
            <table:table-cell table:style-name="Table2.A15" table:number-rows-spanned="13" office:value-type="string">
              <text:p text:style-name="P14">01</text:p>
            </table:table-cell>
            <table:table-cell table:style-name="Table2.B15" table:number-rows-spanned="13" office:value-type="string">
              <text:p text:style-name="P14">00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I14" office:value-type="string">
              <text:p text:style-name="P22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F15" table:number-rows-spanned="12" office:value-type="string">
            <text:p text:style-name="P14">00</text:p>
          </table:table-cell>
          <table:table-cell table:style-name="Table2.F15" table:number-rows-spanned="12" office:value-type="string">
            <text:p text:style-name="P14">00</text:p>
          </table:table-cell>
          <table:table-cell table:style-name="Table2.F15" table:number-rows-spanned="12" office:value-type="string">
            <text:p text:style-name="P14">00</text:p>
          </table:table-cell>
          <table:table-cell table:style-name="Table2.F15" table:number-rows-spanned="12" office:value-type="string">
            <text:p text:style-name="P14">00</text:p>
          </table:table-cell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F</text:p>
          </table:table-cell>
          <table:table-cell table:style-name="Table2.I14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E</text:p>
          </table:table-cell>
          <table:table-cell table:style-name="Table2.I14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D</text:p>
          </table:table-cell>
          <table:table-cell table:style-name="Table2.I14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C</text:p>
          </table:table-cell>
          <table:table-cell table:style-name="Table2.I14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8</text:p>
          </table:table-cell>
          <table:table-cell table:style-name="Table2.I14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23"><text:change-start text:change-id="ct57732160"/>FF<text:change-end text:change-id="ct57732160"/></text:p>
          </table:table-cell>
          <table:table-cell table:style-name="Table2.H14" office:value-type="string">
            <text:p text:style-name="P23"><text:change-start text:change-id="ct57474592"/>F1<text:change-end text:change-id="ct57474592"/></text:p>
          </table:table-cell>
          <table:table-cell table:style-name="Table2.I14" office:value-type="string">
            <text:p text:style-name="P24"><text:change-start text:change-id="ct56936576"/>Imprecise brownout dete<text:change-end text:change-id="ct56936576"/><text:change-start text:change-id="ct56012288"/>cted<text:change-end text:change-id="ct56012288"/>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23"><text:change-start text:change-id="ct57735616"/>FF<text:change-end text:change-id="ct57735616"/></text:p>
          </table:table-cell>
          <table:table-cell table:style-name="Table2.H14" office:value-type="string">
            <text:p text:style-name="P23"><text:change-start text:change-id="ct55406576"/>F0<text:change-end text:change-id="ct55406576"/></text:p>
          </table:table-cell>
          <table:table-cell table:style-name="Table2.I14" office:value-type="string">
            <text:p text:style-name="P24"><text:change-start text:change-id="ct55411680"/>Precise brownout detected (<text:span text:style-name="T23">CAN Physical Layer </text:span>7.5V)<text:change-end text:change-id="ct55411680"/>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E</text:p>
          </table:table-cell>
          <table:table-cell table:style-name="Table2.H14" office:value-type="string">
            <text:p text:style-name="P14">00</text:p>
          </table:table-cell>
          <table:table-cell table:style-name="Table2.I14" office:value-type="string">
            <text:p text:style-name="Table_20_Contents">Ident button combination pressed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D</text:p>
          </table:table-cell>
          <table:table-cell table:style-name="Table2.H14" office:value-type="string">
            <text:p text:style-name="P14">01</text:p>
          </table:table-cell>
          <table:table-cell table:style-name="Table2.I14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D</text:p>
          </table:table-cell>
          <table:table-cell table:style-name="Table2.H14" office:value-type="string">
            <text:p text:style-name="P14">02</text:p>
          </table:table-cell>
          <table:table-cell table:style-name="Table2.I14" office:value-type="string">
            <text:p text:style-name="Table_20_Contents">Link error code 2</text:p>
          </table:table-cell>
        </table:table-row>
        <table:table-row table:style-name="Table2.1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D</text:p>
          </table:table-cell>
          <table:table-cell table:style-name="Table2.H14" office:value-type="string">
            <text:p text:style-name="P14">03</text:p>
          </table:table-cell>
          <table:table-cell table:style-name="Table2.I14" office:value-type="string">
            <text:p text:style-name="Table_20_Contents">Link error code 3</text:p>
          </table:table-cell>
        </table:table-row>
        <table:table-row table:style-name="Table2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5" office:value-type="string">
            <text:p text:style-name="P14">FD</text:p>
          </table:table-cell>
          <table:table-cell table:style-name="Table2.H15" office:value-type="string">
            <text:p text:style-name="P14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45" text:outline-level="2"/>
      <text:h text:style-name="P46" text:outline-level="2">Well-Known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3">Suffix</text:p>
            </table:table-cell>
            <table:covered-table-cell/>
            <table:table-cell table:style-name="Table4.I1" table:number-rows-spanned="2" office:value-type="string">
              <text:p text:style-name="P13">Description</text:p>
            </table:table-cell>
          </table:table-row>
          <table:table-row table:style-name="Table4.1">
            <table:table-cell table:style-name="Table4.A2" office:value-type="string">
              <text:p text:style-name="P13">Byte 1</text:p>
            </table:table-cell>
            <table:table-cell table:style-name="Table4.A2" office:value-type="string">
              <text:p text:style-name="P13">Byte 2</text:p>
            </table:table-cell>
            <table:table-cell table:style-name="Table4.A2" office:value-type="string">
              <text:p text:style-name="P13">Byte 3</text:p>
            </table:table-cell>
            <table:table-cell table:style-name="Table4.A2" office:value-type="string">
              <text:p text:style-name="P13">Byte 4</text:p>
            </table:table-cell>
            <table:table-cell table:style-name="Table4.A2" office:value-type="string">
              <text:p text:style-name="P13">Byte 5</text:p>
            </table:table-cell>
            <table:table-cell table:style-name="Table4.A2" office:value-type="string">
              <text:p text:style-name="P13">Byte 6</text:p>
            </table:table-cell>
            <table:table-cell table:style-name="Table4.A2" office:value-type="string">
              <text:p text:style-name="P13">Byte 7</text:p>
            </table:table-cell>
            <table:table-cell table:style-name="Table4.A2" office:value-type="string">
              <text:p text:style-name="P13">Byte 8</text:p>
            </table:table-cell>
            <table:covered-table-cell/>
          </table:table-row>
          <table:table-row table:style-name="Table4.3">
            <table:table-cell table:style-name="Table4.A18" table:number-rows-spanned="16" office:value-type="string">
              <text:p text:style-name="P21">01</text:p>
              <text:p text:style-name="P29"/>
              <text:p text:style-name="P14"/>
            </table:table-cell>
            <table:table-cell table:style-name="Table4.B18" table:number-rows-spanned="16" office:value-type="string">
              <text:p text:style-name="P21">01</text:p>
              <text:p text:style-name="P29"/>
              <text:p text:style-name="P14"/>
            </table:table-cell>
            <table:table-cell table:style-name="Table4.C3" office:value-type="string">
              <text:p text:style-name="P14">*</text:p>
            </table:table-cell>
            <table:table-cell table:style-name="Table4.D3" office:value-type="string">
              <text:p text:style-name="P14">*</text:p>
            </table:table-cell>
            <table:table-cell table:style-name="Table4.E12" office:value-type="string">
              <text:p text:style-name="P14">*</text:p>
            </table:table-cell>
            <table:table-cell table:style-name="Table4.F12" office:value-type="string">
              <text:p text:style-name="P14">*</text:p>
            </table:table-cell>
            <table:table-cell table:style-name="Table4.D17" office:value-type="string">
              <text:p text:style-name="P14">*</text:p>
            </table:table-cell>
            <table:table-cell table:style-name="Table4.D17" office:value-type="string">
              <text:p text:style-name="P14">*</text:p>
            </table:table-cell>
            <table:table-cell table:style-name="Table4.I12" office:value-type="string">
              <text:p text:style-name="P20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3" table:number-rows-spanned="10" office:value-type="string">
            <text:p text:style-name="P14">00</text:p>
          </table:table-cell>
          <table:table-cell table:style-name="Table4.D13" table:number-rows-spanned="10" office:value-type="string">
            <text:p text:style-name="P14">00</text:p>
          </table:table-cell>
          <table:table-cell table:style-name="Table4.E12" table:number-rows-spanned="9" office:value-type="string">
            <text:p text:style-name="P14">00</text:p>
          </table:table-cell>
          <table:table-cell table:style-name="Table4.F12" table:number-rows-spanned="9" office:value-type="string">
            <text:p text:style-name="P14">00</text:p>
          </table:table-cell>
          <table:table-cell table:style-name="Table4.D17" office:value-type="string">
            <text:p text:style-name="P14">02</text:p>
          </table:table-cell>
          <table:table-cell table:style-name="Table4.D17" office:value-type="string">
            <text:p text:style-name="P14">01</text:p>
          </table:table-cell>
          <table:table-cell table:style-name="Table4.I12" office:value-type="string">
            <text:p text:style-name="Table_20_Contents">Duplicate Node ID <text:span text:style-name="T10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*</text:p>
          </table:table-cell>
          <table:table-cell table:style-name="Table4.I12" office:value-type="string">
            <text:p text:style-name="Table_20_Contents">Reserved for <text:span text:style-name="T11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4">03</text:p>
          </table:table-cell>
          <table:table-cell table:style-name="Table4.H9" office:value-type="string">
            <text:p text:style-name="P14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8">06</text:p>
          </table:table-cell>
          <table:table-cell table:style-name="Table4.H12" office:value-type="string">
            <text:p text:style-name="P14">*</text:p>
          </table:table-cell>
          <table:table-cell table:style-name="Table4.I12" office:value-type="string">
            <text:p text:style-name="P19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6">01</text:p>
          </table:table-cell>
          <table:table-cell table:style-name="Table4.I12" office:value-type="string">
            <text:p text:style-name="P17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6">02</text:p>
          </table:table-cell>
          <table:table-cell table:style-name="Table4.I12" office:value-type="string">
            <text:p text:style-name="P17">Firmware Upgrade Request by Hardware Switch</text:p>
          </table:table-cell>
        </table:table-row>
        <table:table-row table:style-name="Table4.13">
          <table:covered-table-cell/>
          <table:covered-table-cell/>
          <table:covered-table-cell/>
          <table:covered-table-cell/>
          <table:table-cell table:style-name="Table4.F15" office:value-type="string">
            <text:p text:style-name="P32">01</text:p>
          </table:table-cell>
          <table:table-cell table:style-name="Table4.F15" office:value-type="string">
            <text:p text:style-name="P32">00</text:p>
          </table:table-cell>
          <table:table-cell table:style-name="Table4.G17" table:number-columns-spanned="2" office:value-type="string">
            <text:p text:style-name="P31">*</text:p>
          </table:table-cell>
          <table:covered-table-cell/>
          <table:table-cell table:style-name="Table4.I17" office:value-type="string">
            <text:p text:style-name="P33">Default Fast Clock</text:p>
          </table:table-cell>
        </table:table-row>
        <table:table-row table:style-name="Table4.14">
          <table:covered-table-cell/>
          <table:covered-table-cell/>
          <table:table-cell table:style-name="Table4.C16" table:number-rows-spanned="3" office:value-type="string">
            <text:p text:style-name="P34">00</text:p>
          </table:table-cell>
          <table:table-cell table:style-name="Table4.D16" table:number-rows-spanned="3" office:value-type="string">
            <text:p text:style-name="P34">00</text:p>
          </table:table-cell>
          <table:table-cell table:style-name="Table4.E16" table:number-rows-spanned="3" office:value-type="string">
            <text:p text:style-name="P32">01</text:p>
          </table:table-cell>
          <table:table-cell table:style-name="Table4.F15" office:value-type="string">
            <text:p text:style-name="P32">01</text:p>
          </table:table-cell>
          <table:table-cell table:style-name="Table4.G17" table:number-columns-spanned="2" office:value-type="string">
            <text:p text:style-name="P31">*</text:p>
          </table:table-cell>
          <table:covered-table-cell/>
          <table:table-cell table:style-name="Table4.I17" office:value-type="string">
            <text:p text:style-name="P33">Default Real-Time Clock</text:p>
          </table:table-cell>
        </table:table-row>
        <table:table-row table:style-name="Table4.15">
          <table:covered-table-cell/>
          <table:covered-table-cell/>
          <table:covered-table-cell/>
          <table:covered-table-cell/>
          <table:covered-table-cell/>
          <table:table-cell table:style-name="Table4.F15" office:value-type="string">
            <text:p text:style-name="P32">02</text:p>
          </table:table-cell>
          <table:table-cell table:style-name="Table4.G17" table:number-columns-spanned="2" office:value-type="string">
            <text:p text:style-name="P31">*</text:p>
          </table:table-cell>
          <table:covered-table-cell/>
          <table:table-cell table:style-name="Table4.I17" office:value-type="string">
            <text:p text:style-name="P33">Alternate Clock 1</text:p>
          </table:table-cell>
        </table:table-row>
        <table:table-row table:style-name="Table4.16">
          <table:covered-table-cell/>
          <table:covered-table-cell/>
          <table:covered-table-cell/>
          <table:covered-table-cell/>
          <table:covered-table-cell/>
          <table:table-cell table:style-name="Table4.F16" office:value-type="string">
            <text:p text:style-name="P32">03</text:p>
          </table:table-cell>
          <table:table-cell table:style-name="Table4.G16" table:number-columns-spanned="2" office:value-type="string">
            <text:p text:style-name="P31">*</text:p>
          </table:table-cell>
          <table:covered-table-cell/>
          <table:table-cell table:style-name="Table4.I16" office:value-type="string">
            <text:p text:style-name="P33">Alternate Clock 2</text:p>
          </table:table-cell>
        </table:table-row>
        <table:table-row table:style-name="Table4.17">
          <table:covered-table-cell/>
          <table:covered-table-cell/>
          <table:table-cell table:style-name="Table4.D17" office:value-type="string">
            <text:p text:style-name="P29">01</text:p>
          </table:table-cell>
          <table:table-cell table:style-name="Table4.D17" office:value-type="string">
            <text:p text:style-name="P29">00</text:p>
          </table:table-cell>
          <table:table-cell table:style-name="Table4.E17" table:number-columns-spanned="2" office:value-type="string">
            <text:p text:style-name="P30">CBUS<text:line-break/>Node ID</text:p>
          </table:table-cell>
          <table:covered-table-cell/>
          <table:table-cell table:style-name="Table4.G17" table:number-columns-spanned="2" office:value-type="string">
            <text:p text:style-name="P31">CBUS<text:line-break/>Event ID</text:p>
          </table:table-cell>
          <table:covered-table-cell/>
          <table:table-cell table:style-name="Table4.I17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/>
          <table:covered-table-cell/>
          <table:table-cell table:style-name="Table4.D18" office:value-type="string">
            <text:p text:style-name="P29">01</text:p>
          </table:table-cell>
          <table:table-cell table:style-name="Table4.D18" office:value-type="string">
            <text:p text:style-name="P29">01</text:p>
          </table:table-cell>
          <table:table-cell table:style-name="Table4.E18" table:number-columns-spanned="2" office:value-type="string">
            <text:p text:style-name="P29">CBUS<text:line-break/>Node ID</text:p>
          </table:table-cell>
          <table:covered-table-cell/>
          <table:table-cell table:style-name="Table4.G18" table:number-columns-spanned="2" office:value-type="string">
            <text:p text:style-name="P15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2">OFF</text:span> request.</text:p>
          </table:table-cell>
        </table:table-row>
      </table:table>
      <text:p text:style-name="P4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s/>1 Introduction (Informative)<text:tab/>1</text:p>
          <text:p text:style-name="P35"><text:s/>2 Intended use (Informative)<text:tab/>1</text:p>
          <text:p text:style-name="P35"><text:s/>3 References and Context (Normative)<text:tab/>1</text:p>
          <text:p text:style-name="P35"><text:s/>4 Format (Normative)<text:tab/>1</text:p>
          <text:p text:style-name="P35"><text:s/>5 Allocation (Normative)<text:tab/>2</text:p>
          <text:p text:style-name="P36"><text:s/>5.1 Node ID Based<text:tab/>2</text:p>
          <text:p text:style-name="P36"><text:s/>5.2 Well-Known Automatically-Routed<text:tab/>3</text:p>
          <text:p text:style-name="P36"><text:s/>5.3 Well-Known<text:tab/>5</text:p>
        </text:index-body>
      </text:table-of-conten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50621a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1" style:family="paragraph">
      <style:paragraph-properties style:writing-mode="lr-tb"/>
    </style:style>
    <style:style style:name="MP12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54e3e0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T9" style:family="text">
      <style:text-properties style:use-window-font-color="true" style:font-name="Times New Roman" fo:font-size="8pt" fo:language="en" fo:country="US" officeooo:rsid="002f173a" style:font-name-asian="Times New Roman" style:font-size-asian="8pt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19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 of </text:span></text:span><text:span text:style-name="Page_20_Number"><text:span text:style-name="MT1"><text:page-count style:num-format="1">7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Feb 23, 2019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DFAC4C48D4B2CD84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Feb 23, 2019</text:user-defined></text:p>
            </table:table-cell>
            <table:table-cell table:style-name="Table1.C1" office:value-type="string">
              <text:p text:style-name="MP7"><text:user-defined style:data-style-name="N0" text:name="OLCBstatus">Draft</text:user-defined></text:p>
            </table:table-cell>
          </table:table-row>
        </table:table>
        <text:p text:style-name="MP8"/>
      </style:header>
      <style:footer>
        <text:p text:style-name="MP9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4"><text:user-defined style:data-style-name="N0" text:name="OLCByear">2019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7</text:page-count></text:span></text:span><text:span text:style-name="Page_20_Number"><text:span text:style-name="MT6"> - </text:span></text:span><text:span text:style-name="Page_20_Number"><text:span text:style-name="MT7"><text:user-defined style:data-style-name="N0" text:name="OLCBdate">Feb 23, 2019</text:user-defined></text:span></text:span></text:p>
        <text:p text:style-name="MP10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2" svg:width="6.5461in" svg:height="2.6185in" draw:transform="skewX (6.73624118882306E-017) rotate (0.785398163397448) translate (1.47222222222222in 4.63819444444444in)"><text:p text:style-name="MP11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7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1" text:date-value="2019-02-23T18:03:23.222617786">2/23/2019</text:date></text:span></text:span></text:p>
      </style:footer>
    </style:master-page>
    <style:master-page style:name="StdPortrait" style:page-layout-name="Mpm2" style:next-style-name="Standard">
      <style:header>
        <text:p text:style-name="MP13">OpenLCB Event Identifiers Standard</text:p>
      </style:header>
      <style:footer>
        <text:p text:style-name="MP14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9"><text:user-defined style:data-style-name="N0" text:name="OLCByear">2019</text:user-defined></text:span></text:span><text:span text:style-name="Page_20_Number"><text:span text:style-name="MT4">.</text:span></text:span><text:span text:style-name="Page_20_Number"><text:span text:style-name="MT1">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7</text:page-number></text:span></text:span><text:span text:style-name="Page_20_Number"><text:span text:style-name="MT6"> of </text:span></text:span><text:span text:style-name="Page_20_Number"><text:span text:style-name="MT6"><text:page-count style:num-format="1">7</text:page-count></text:span></text:span><text:span text:style-name="Page_20_Number"><text:span text:style-name="MT6"> - </text:span></text:span><text:span text:style-name="Page_20_Number"><text:span text:style-name="MT7"><text:user-defined style:data-style-name="N0" text:name="OLCBdate">Feb 23, 2019</text:user-defined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54</meta:editing-cycles>
    <meta:editing-duration>P1DT11H22M46S</meta:editing-duration>
    <meta:generator>LibreOffice/5.1.6.2$Linux_X86_64 LibreOffice_project/10m0$Build-2</meta:generator>
    <dc:date>2019-02-23T18:03:23.153498469</dc:date>
    <dc:creator>Stuart Baker</dc:creator>
    <meta:document-statistic meta:table-count="4" meta:image-count="1" meta:object-count="0" meta:page-count="7" meta:paragraph-count="191" meta:word-count="713" meta:character-count="4166" meta:non-whitespace-character-count="3628"/>
    <meta:user-defined meta:name="OLCBdate">Feb 23, 2019</meta:user-defined>
    <meta:user-defined meta:name="OLCBstatus">Draft</meta:user-defined>
    <meta:user-defined meta:name="OLCByear">2019</meta:user-defined>
  </office:meta>
</office:document-meta>
</file>